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-------SSS--------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6:01:42.70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6:04:10.650000000</dc:date>
    <meta:editing-duration>P3DT21H18M9S</meta:editing-duration>
    <meta:editing-cycles>306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8" meta:object-count="0"/>
  </office:meta>
</office:document-meta>
</file>